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46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5ebe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a4ad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96f9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3f55f" officeooo:paragraph-rsid="00156c2b" fo:background-color="#ff8000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4adb" officeooo:paragraph-rsid="001a4adb" fo:background-color="#ff8000" style:font-size-asian="10.5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cd251" officeooo:paragraph-rsid="001cd251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1ad86" officeooo:paragraph-rsid="0021ad86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96f9" officeooo:paragraph-rsid="002296f9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3f55f" officeooo:paragraph-rsid="0013f55f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56c2b" officeooo:paragraph-rsid="00156c2b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626af" officeooo:paragraph-rsid="001626af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88b2f" officeooo:paragraph-rsid="00188b2f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c7b62" officeooo:paragraph-rsid="001c7b62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0055b" officeooo:paragraph-rsid="0020055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01ab4" officeooo:paragraph-rsid="00201ab4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246e7" officeooo:paragraph-rsid="001246e7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5ebe0" officeooo:paragraph-rsid="0015ebe0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5ebe0" officeooo:paragraph-rsid="001a4adb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46e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5ebe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a4adb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96f9" style:font-size-asian="16pt" style:font-weight-asian="bold" style:font-size-complex="16pt" style:font-weight-complex="bold"/>
    </style:style>
    <style:style style:name="P2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46e7" officeooo:paragraph-rsid="001246e7" fo:background-color="#ff8000" style:font-size-asian="12pt" style:font-weight-asian="bold" style:font-size-complex="12pt" style:font-weight-complex="bold"/>
    </style:style>
    <style:style style:name="P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3f55f" officeooo:paragraph-rsid="0013f55f" fo:background-color="#ff8000" style:font-size-asian="12pt" style:font-weight-asian="bold" style:font-size-complex="12pt" style:font-weight-complex="bold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5ebe0" officeooo:paragraph-rsid="0015ebe0" fo:background-color="#ff8000" style:font-size-asian="10.5pt" style:font-weight-asian="bold" style:font-size-complex="12pt" style:font-weight-complex="bold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26af" officeooo:paragraph-rsid="001626af" fo:background-color="#ff8000" style:font-size-asian="10.5pt" style:font-weight-asian="bold" style:font-size-complex="12pt" style:font-weight-complex="bold"/>
    </style:style>
    <style:style style:name="P2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4adb" officeooo:paragraph-rsid="001a4adb" fo:background-color="#ff8000" style:font-size-asian="10.5pt" style:font-weight-asian="bold" style:font-size-complex="12pt" style:font-weight-complex="bold"/>
    </style:style>
    <style:style style:name="P2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77ba" officeooo:paragraph-rsid="001b77ba" fo:background-color="#ff8000" style:font-size-asian="10.5pt" style:font-weight-asian="bold" style:font-size-complex="12pt" style:font-weight-complex="bold"/>
    </style:style>
    <style:style style:name="P3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cd251" officeooo:paragraph-rsid="001cd251" fo:background-color="#ff8000" style:font-size-asian="10.5pt" style:font-weight-asian="bold" style:font-size-complex="12pt" style:font-weight-complex="bold"/>
    </style:style>
    <style:style style:name="P3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d0b8" officeooo:paragraph-rsid="001ed0b8" fo:background-color="#ff8000" style:font-size-asian="10.5pt" style:font-weight-asian="bold" style:font-size-complex="12pt" style:font-weight-complex="bold"/>
    </style:style>
    <style:style style:name="P3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1ab4" officeooo:paragraph-rsid="00201ab4" fo:background-color="#ff8000" style:font-size-asian="10.5pt" style:font-weight-asian="bold" style:font-size-complex="12pt" style:font-weight-complex="bold"/>
    </style:style>
    <style:style style:name="P3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1ad86" officeooo:paragraph-rsid="0021ad86" fo:background-color="#ff8000" style:font-size-asian="10.5pt" style:font-weight-asian="bold" style:font-size-complex="12pt" style:font-weight-complex="bold"/>
    </style:style>
    <style:style style:name="P3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96f9" officeooo:paragraph-rsid="002296f9" fo:background-color="#ff8000" style:font-size-asian="10.5pt" style:font-weight-asian="bold" style:font-size-complex="12pt" style:font-weight-complex="bold"/>
    </style:style>
    <style:style style:name="P3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96f9" officeooo:paragraph-rsid="002296f9" fo:background-color="#ff8000" style:font-size-asian="10.5pt" style:font-weight-asian="bold" style:font-size-complex="12pt" style:font-weight-complex="bold"/>
    </style:style>
    <style:style style:name="P3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3e189" officeooo:paragraph-rsid="0023e189" fo:background-color="#ff8000" style:font-size-asian="10.5pt" style:font-weight-asian="bold" style:font-size-complex="12pt" style:font-weight-complex="bold"/>
    </style:style>
    <style:style style:name="P3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5177" officeooo:paragraph-rsid="00245177" fo:background-color="#ff8000" style:font-size-asian="10.5pt" style:font-weight-asian="bold" style:font-size-complex="12pt" style:font-weight-complex="bold"/>
    </style:style>
    <style:style style:name="P3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71d1" officeooo:paragraph-rsid="002471d1" fo:background-color="#ff8000" style:font-size-asian="10.5pt" style:font-weight-asian="bold" style:font-size-complex="12pt" style:font-weight-complex="bold"/>
    </style:style>
    <style:style style:name="P3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5e486" officeooo:paragraph-rsid="0025e486" fo:background-color="#ff8000" style:font-size-asian="10.5pt" style:font-weight-asian="bold" style:font-size-complex="12pt" style:font-weight-complex="bold"/>
    </style:style>
    <style:style style:name="P4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6752c" officeooo:paragraph-rsid="0026752c" fo:background-color="#ff8000" style:font-size-asian="10.5pt" style:font-weight-asian="bold" style:font-size-complex="12pt" style:font-weight-complex="bold"/>
    </style:style>
    <style:style style:name="P4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689b2" officeooo:paragraph-rsid="002689b2" fo:background-color="#ff8000" style:font-size-asian="10.5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3527f" officeooo:paragraph-rsid="0023527f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3e189" officeooo:paragraph-rsid="0023e189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45177" officeooo:paragraph-rsid="00245177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471d1" officeooo:paragraph-rsid="002471d1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47a0a" officeooo:paragraph-rsid="00247a0a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5e486" officeooo:paragraph-rsid="0025e486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6752c" officeooo:paragraph-rsid="0026752c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689b2" officeooo:paragraph-rsid="002689b2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832f6" officeooo:paragraph-rsid="002832f6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bold" officeooo:rsid="0023527f" officeooo:paragraph-rsid="0023527f" fo:background-color="transparent" style:font-size-asian="10.5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bold" officeooo:rsid="0023e189" officeooo:paragraph-rsid="0023e189" fo:background-color="transparent" style:font-size-asian="10.5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2296f9" officeooo:paragraph-rsid="002296f9" fo:background-color="transparent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style:font-name="Bitstream Vera Sans Mono" officeooo:rsid="001246e7"/>
    </style:style>
    <style:style style:name="T4" style:family="text">
      <style:text-properties officeooo:rsid="001482c3"/>
    </style:style>
    <style:style style:name="T5" style:family="text">
      <style:text-properties officeooo:rsid="0015ebe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d251" style:font-weight-asian="bold" style:font-weight-complex="bold"/>
    </style:style>
    <style:style style:name="T8" style:family="text">
      <style:text-properties fo:font-weight="bold" officeooo:rsid="00201ab4" style:font-weight-asian="bold" style:font-weight-complex="bold"/>
    </style:style>
    <style:style style:name="T9" style:family="text">
      <style:text-properties officeooo:rsid="001a4adb"/>
    </style:style>
    <style:style style:name="T10" style:family="text">
      <style:text-properties officeooo:rsid="001cd251"/>
    </style:style>
    <style:style style:name="T11" style:family="text">
      <style:text-properties officeooo:rsid="00201ab4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uias estelares</text:p>
      <text:p text:style-name="P1"><text:span text:style-name="T1">O guia estelar de </text:span><text:span text:style-name="T2">Git</text:span><text:span text:style-name="T3">Hub</text:span></text:p>
      <text:p text:style-name="P17">Introdução</text:p>
      <text:list xml:id="list1805845254" text:style-name="L1">
        <text:list-item>
          <text:p text:style-name="P24">Pra quem é o curso?</text:p>
        </text:list-item>
      </text:list>
      <text:p text:style-name="P10">O git é um gerenciado de projeto, <text:span text:style-name="T4">de histórico do</text:span> <text:span text:style-name="T4">projeto, alterações no projeto que forem sendo realizadas ao longo do tempo. </text:span>O GitHub é um repositório remoto de projetos. Podemos usar o Git sem o GitHub, mas não o inverso.</text:p>
      <text:p text:style-name="P10">Give your code a home in the cloud – “Colocando o código na nuvem”.</text:p>
      <text:p text:style-name="P10"/>
      <text:list xml:id="list124341493648903" text:continue-numbering="true" text:style-name="L1">
        <text:list-item>
          <text:p text:style-name="P25">Requisitos para o curso e revisão de Git</text:p>
        </text:list-item>
      </text:list>
      <text:p text:style-name="P11">$ git push – para enviar os arquivos e alterações para o repositório remoto (GitHub).</text:p>
      <text:p text:style-name="P11">$ git pull – Para trazer alterações que foram realizadas no próprio repositório remoto (GitHub) para o repositório local(Git).</text:p>
      <text:p text:style-name="P11">$ git clone – <text:span text:style-name="T5">Para baixar um repositório remoto qualquer e completo para o repositório locale seu repositório remoto.</text:span></text:p>
      <text:p text:style-name="P5"/>
      <text:p text:style-name="P21">Guias estelares</text:p>
      <text:p text:style-name="P2"><text:span text:style-name="T1">O guia estelar de </text:span><text:span text:style-name="T2">Git</text:span><text:span text:style-name="T3">Hub</text:span></text:p>
      <text:p text:style-name="P18">Primeiros passos</text:p>
      <text:list xml:id="list968913675" text:style-name="L2">
        <text:list-item>
          <text:p text:style-name="P26">Criando uma conta</text:p>
        </text:list-item>
      </text:list>
      <text:p text:style-name="P12">acesse <text:a xlink:type="simple" xlink:href="https://github.com/" text:style-name="Internet_20_link" text:visited-style-name="Visited_20_Internet_20_Link">https://github.com</text:a> e clique em “<text:span text:style-name="T6">Sign up</text:span>” para criar uma conta. Crie um <text:span text:style-name="T6">Username</text:span>, adicione um endereço de <text:span text:style-name="T6">e-mail</text:span> e clrie uma <text:span text:style-name="T6">senha</text:span>.</text:p>
      <text:p text:style-name="P12">Em <text:span text:style-name="T6">Welcome to GitHub</text:span> preencha os dados de acordo com seu perfil. Depois verifique seu e-mail.</text:p>
      <text:p text:style-name="P12"/>
      <text:list xml:id="list124342335425622" text:continue-numbering="true" text:style-name="L2">
        <text:list-item>
          <text:p text:style-name="P27">Configurando perfil público</text:p>
        </text:list-item>
      </text:list>
      <text:p text:style-name="P13">Em <text:span text:style-name="T6">What do you want to do first?</text:span> Clique na imagem do perfil no canto direito superior, depois em <text:span text:style-name="T6">Your profile</text:span>, em seguida em <text:span text:style-name="T6">Edit profile</text:span>. Edite seu perfil com seu nome, e-mail principal e outros e-mail’s.</text:p>
      <text:p text:style-name="P13"/>
      <text:list xml:id="list124340886166844" text:continue-numbering="true" text:style-name="L2">
        <text:list-item>
          <text:p text:style-name="P28">Conhecendo a página do usuário.</text:p>
        </text:list-item>
      </text:list>
      <text:p text:style-name="P6"/>
      <text:p text:style-name="P22">Guias estelares</text:p>
      <text:p text:style-name="P3"><text:span text:style-name="T1">O guia estelar de </text:span><text:span text:style-name="T2">Git</text:span><text:span text:style-name="T3">Hub</text:span></text:p>
      <text:p text:style-name="P19">Primeiros <text:span text:style-name="T9">Criando repositórios</text:span></text:p>
      <text:list xml:id="list567383643" text:style-name="L3">
        <text:list-item>
          <text:p text:style-name="P29">Criando repositório online</text:p>
        </text:list-item>
      </text:list>
      <text:p text:style-name="P14">No canto direito superior clique no símbolo do + e depois em “<text:span text:style-name="T6">New repository</text:span>”. <text:span text:style-name="T10">Em “</text:span><text:span text:style-name="T7">Repository name</text:span><text:span text:style-name="T10">” coloque um nome para o seu repositório. Deixe a opção “</text:span><text:span text:style-name="T7">Public</text:span><text:span text:style-name="T10">” marcado. Marque a opção “</text:span><text:span text:style-name="T7">Add a README file</text:span><text:span text:style-name="T10">”. Por fim, clique em “</text:span><text:span text:style-name="T7">Create repository</text:span><text:span text:style-name="T10">”.</text:span></text:p>
      <text:p text:style-name="P14"/>
      <text:list xml:id="list124341145587974" text:continue-numbering="true" text:style-name="L3">
        <text:list-item>
          <text:p text:style-name="P30">Conhecendo a página do repositório</text:p>
        </text:list-item>
      </text:list>
      <text:p text:style-name="P7"/>
      <text:list xml:id="list124341923497358" text:continue-numbering="true" text:style-name="L3">
        <text:list-item>
          <text:p text:style-name="P31">Atualizando o repositório</text:p>
        </text:list-item>
      </text:list>
      <text:p text:style-name="P15">Selecione o arquivo no repositório e clique no lápis do lado direito do nome do arquivo para editar. Após realizar as alterações, você pode ver como irão ficar as alterações clicando em “<text:span text:style-name="T6">Preview changes</text:span>”. O que está com uma barra vermelha ao lado significa como era o arquivo antes de ser alterado. O que está em verde, significa o que foi alterado.</text:p>
      <text:p text:style-name="P15">Qualquer arquivo online que for realizado alteração, já estará sendo feito um commit. No final da página da ediç;ao do arquivo terá o campo “<text:span text:style-name="T6">Commit changes</text:span>”. Nos campos em branco, preencha com alguma mensagem a respeito do que foi realizado no arquivo. <text:span text:style-name="T11">Depois clique no botão verde “</text:span><text:span text:style-name="T8">Commit changes</text:span><text:span text:style-name="T11">”.</text:span></text:p>
      <text:p text:style-name="P15"/>
      <text:list xml:id="list124342319842753" text:continue-numbering="true" text:style-name="L3">
        <text:list-item>
          <text:p text:style-name="P32">Copiando ideia de README pessoal</text:p>
        </text:list-item>
      </text:list>
      <text:p text:style-name="P16"/>
      <text:list xml:id="list124342145444753" text:continue-numbering="true" text:style-name="L3">
        <text:list-item>
          <text:p text:style-name="P33">Colaborando em outros repositórios</text:p>
        </text:list-item>
      </text:list>
      <text:p text:style-name="P8"/>
      <text:list xml:id="list124341544827970" text:continue-numbering="true" text:style-name="L3">
        <text:list-item>
          <text:p text:style-name="P34">Conhecendoo restante da página pessoal</text:p>
        </text:list-item>
      </text:list>
      <text:p text:style-name="P9"/>
      <text:p text:style-name="P23">Guias estelares</text:p>
      <text:p text:style-name="P4"><text:span text:style-name="T1">O guia estelar de </text:span><text:span text:style-name="T2">Git</text:span><text:span text:style-name="T3">Hub</text:span></text:p>
      <text:p text:style-name="P53">Trabalhando com repositórios</text:p>
      <text:list xml:id="list472622477" text:style-name="L4">
        <text:list-item>
          <text:p text:style-name="P35">Criando chave SSH</text:p>
        </text:list-item>
      </text:list>
      <text:p text:style-name="P42">Clique na “<text:span text:style-name="T6">seta</text:span>” al lado de sua imagem (canto direito superior) e depois em “<text:span text:style-name="T6">Settings</text:span>”. Procure no lado esquerdo o botão “<text:span text:style-name="T6">SSH and GPG keys</text:span>”.</text:p>
      <text:p text:style-name="P42">Abra o terminal e execute o seguinte comando:</text:p>
      <text:p text:style-name="P42"><text:span text:style-name="T6">$ ssh-keygen -t rsa -b 4096 -C “seu email”</text:span> - é só teclar Enter e uma chave será criada. Para pegar essa chave execute o seguinte comando:</text:p>
      <text:p text:style-name="P51">$ cat ~/.ssh/id_rsa.pub</text:p>
      <text:p text:style-name="P52"><text:span text:style-name="T12">Copie todo o código que aparecer a partir do </text:span>ssh-rsa<text:span text:style-name="T12"> até o final do seu </text:span>e-mail<text:span text:style-name="T12">. Volte para ao página do GitHub e clique no botão verde “</text:span>New SSH key<text:span text:style-name="T12">”.</text:span></text:p>
      <text:p text:style-name="P52"><text:span text:style-name="T12">Na próxima janela em “</text:span>Title<text:span text:style-name="T12">” coloque um título para sua chave que geralemente <text:s/>é o nome de sua máquina e em “</text:span>Key<text:span text:style-name="T12">” cole o código que você copiou do terminal. Em seguida clique no botão verde “</text:span>Add SSH key<text:span text:style-name="T12">”. Pronto sua chave SSH foi criada.</text:span></text:p>
      <text:p text:style-name="P52"><text:span text:style-name="T12"/></text:p>
      <text:list xml:id="list124341404153775" text:continue-numbering="true" text:style-name="L4">
        <text:list-item>
          <text:p text:style-name="P36">Adicionando chaves ao gerenciador local SSH Agent</text:p>
        </text:list-item>
      </text:list>
      <text:p text:style-name="P43"><text:a xlink:type="simple" xlink:href="https://docs.github.com/en/github/authenticating-to-github/generating-a-new-ssh-key-and-adding-it-to-the-ssh-agent" text:style-name="Internet_20_link" text:visited-style-name="Visited_20_Internet_20_Link">https://docs.github.com/en/github/authenticating-to-github/generating-a-new-ssh-key-and-adding-it-to-the-ssh-agent</text:a></text:p>
      <text:p text:style-name="P44">Você pode clicar no link acima e seguir os passos para criar sua chave SSH e depois adiconá-la no SSH-Agent.</text:p>
      <text:p text:style-name="P44"/>
      <text:list xml:id="list124341284064412" text:continue-numbering="true" text:style-name="L4">
        <text:list-item>
          <text:p text:style-name="P37">Linkando um repositório remoto com local</text:p>
        </text:list-item>
      </text:list>
      <text:p text:style-name="P44"/>
      <text:list xml:id="list124342849890047" text:continue-numbering="true" text:style-name="L4">
        <text:list-item>
          <text:p text:style-name="P38">Modificando arquivos local e enviando para repositório remoto</text:p>
        </text:list-item>
      </text:list>
      <text:p text:style-name="P46">Após fazer alguma alteração no arquivo local, execute o seguinte comando:</text:p>
      <text:p text:style-name="P45"><text:span text:style-name="T6">$ git commit -am “mensagem”</text:span> - para <text:span text:style-name="T6">adicionar</text:span> o arquivo no <text:span text:style-name="T6">Stage Area</text:span> e <text:span text:style-name="T6">commitá-lo</text:span> para o <text:span text:style-name="T6">Local Repository</text:span>. <text:span text:style-name="T6">OBS.:</text:span> O arquivo já foi adicionado pelo menos uma vez no Stage Area, caso contrário não funciona.</text:p>
      <text:p text:style-name="P46"><text:span text:style-name="T6">$ git push</text:span> – para enviar o arquivo alterado para o repositório remoto (GitHub).</text:p>
      <text:p text:style-name="P46"/>
      <text:list xml:id="list124341678342886" text:continue-numbering="true" text:style-name="L4">
        <text:list-item>
          <text:p text:style-name="P39">Modificando arquivos remotos e puxando para repositório local</text:p>
        </text:list-item>
      </text:list>
      <text:p text:style-name="P47">Quando você alterar um arquivo no próprio GitHub e fez o <text:span text:style-name="T6">commit changes</text:span>, será preciso puxar essas alterações para o repositório local. Para isto, abra o terminal e acese o diretório do repositório local e execute o seguinte comando:</text:p>
      <text:p text:style-name="P47"><text:span text:style-name="T6">$ git pull</text:span> – para puxar as alterações realizadas remotamente para o repositório local.</text:p>
      <text:p text:style-name="P47"/>
      <text:list xml:id="list124342272737620" text:continue-numbering="true" text:style-name="L4">
        <text:list-item>
          <text:p text:style-name="P40">Entendendo o histórico remoto</text:p>
        </text:list-item>
      </text:list>
      <text:p text:style-name="P49">Acesse o repositório e depois clique no botão de que tem um relógio a quantidade de commits e a palavra commit tudo junto. Uma nova tela abrirá com todos os commits daquele repositório (histórico de commits).</text:p>
      <text:p text:style-name="P49"><text:soft-page-break/>Ao clicar no <text:span text:style-name="T6">hash</text:span> será apresentado as modificações que foram realizadas naquele arquivo.</text:p>
      <text:p text:style-name="P49">Se clicar no botão “<text:span text:style-name="T6">&lt;&gt;</text:span>”, será levado para a página no momento em que foi realizado aquele commit. Note que o número total de commits deste repositório será alterado, por exemplo se você acessar o primeiro commit, só apresentará 1 commit.</text:p>
      <text:p text:style-name="P48"/>
      <text:list xml:id="list124341183211578" text:continue-numbering="true" text:style-name="L4">
        <text:list-item>
          <text:p text:style-name="P41">Corrigindo conflitos de merge</text:p>
        </text:list-item>
      </text:list>
      <text:p text:style-name="P50">Quando Voê faz alterações no repositório remoto, não executa o git pull e depois faz alterações no repositório local e tenta executar o git pull, um erro será apresentado. Para corrigir esse erro basta abrir o arquiv local no VS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6:42:10.676636584</meta:creation-date>
    <dc:date>2021-04-16T12:43:40.744026522</dc:date>
    <meta:editing-duration>PT48M39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5" meta:paragraph-count="58" meta:word-count="878" meta:character-count="5225" meta:non-whitespace-character-count="4416"/>
  </office:meta>
</office:document-meta>
</file>